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</office:automatic-styles>
  <office:body>
    <office:text>
      <text:h text:style-name="Heading_20_1" text:outline-level="1">G</text:h>
      <text:list text:style-name="L1">
        <text:list-item>
          <text:p text:style-name="P1">a blue cat on a bike</text:p>
        </text:list-item>
      </text:list>
      <text:h text:style-name="Heading_20_1" text:outline-level="1">A</text:h>
      <text:list text:style-name="L2">
        <text:list-item>
          <text:p text:style-name="P2">a blue cat in a car</text:p>
        </text:list-item>
      </text:list>
      <text:h text:style-name="Heading_20_1" text:outline-level="1">M</text:h>
      <text:list text:style-name="L3">
        <text:list-item>
          <text:p text:style-name="P3">a blue cat on foot</text:p>
        </text:list-item>
      </text:list>
      <text:h text:style-name="Heading_20_1" text:outline-level="1">E</text:h>
      <text:list text:style-name="L4">
        <text:list-item>
          <text:p text:style-name="P4">a blue cat in a hot airballoon</text:p>
        </text:list-item>
      </text:list>
      <text:h text:style-name="Heading_20_1" text:outline-level="1">S</text:h>
      <text:list text:style-name="L5">
        <text:list-item>
          <text:p text:style-name="P5">a blue cat on a train</text:p>
        </text:list-item>
      </text:list>
      <text:h text:style-name="Heading_20_1" text:outline-level="1">C</text:h>
      <text:list text:style-name="L6">
        <text:list-item>
          <text:p text:style-name="P6">a blue dog on a bike</text:p>
        </text:list-item>
      </text:list>
      <text:h text:style-name="Heading_20_1" text:outline-level="1">O</text:h>
      <text:list text:style-name="L7">
        <text:list-item>
          <text:p text:style-name="P7">a blue dog in a car</text:p>
        </text:list-item>
      </text:list>
      <text:h text:style-name="Heading_20_1" text:outline-level="1">M</text:h>
      <text:list text:style-name="L8">
        <text:list-item>
          <text:p text:style-name="P8">a blue dog on foot</text:p>
        </text:list-item>
      </text:list>
      <text:h text:style-name="Heading_20_1" text:outline-level="1">P</text:h>
      <text:list text:style-name="L9">
        <text:list-item>
          <text:p text:style-name="P9">a blue dog in a hot airballoon</text:p>
        </text:list-item>
      </text:list>
      <text:h text:style-name="Heading_20_1" text:outline-level="1">U</text:h>
      <text:list text:style-name="L10">
        <text:list-item>
          <text:p text:style-name="P10">a blue dog on a train</text:p>
        </text:list-item>
      </text:list>
      <text:h text:style-name="Heading_20_1" text:outline-level="1">T</text:h>
      <text:list text:style-name="L11">
        <text:list-item>
          <text:p text:style-name="P11">a red cat on a bike</text:p>
        </text:list-item>
      </text:list>
      <text:h text:style-name="Heading_20_1" text:outline-level="1">I</text:h>
      <text:list text:style-name="L12">
        <text:list-item>
          <text:p text:style-name="P12">a red cat in a car</text:p>
        </text:list-item>
      </text:list>
      <text:h text:style-name="Heading_20_1" text:outline-level="1">N</text:h>
      <text:list text:style-name="L13">
        <text:list-item>
          <text:p text:style-name="P13">a red cat on foot</text:p>
        </text:list-item>
      </text:list>
      <text:h text:style-name="Heading_20_1" text:outline-level="1">G</text:h>
      <text:list text:style-name="L14">
        <text:list-item>
          <text:p text:style-name="P14">a red cat in a hot airballoon</text:p>
        </text:list-item>
      </text:list>
      <text:h text:style-name="Heading_20_1" text:outline-level="1">R</text:h>
      <text:list text:style-name="L15">
        <text:list-item>
          <text:p text:style-name="P15">a red cat on a train</text:p>
        </text:list-item>
      </text:list>
      <text:h text:style-name="Heading_20_1" text:outline-level="1">O</text:h>
      <text:list text:style-name="L16">
        <text:list-item>
          <text:p text:style-name="P16">a red dog on a bike</text:p>
        </text:list-item>
      </text:list>
      <text:h text:style-name="Heading_20_1" text:outline-level="1">C</text:h>
      <text:list text:style-name="L17">
        <text:list-item>
          <text:p text:style-name="P17">a red dog in a car</text:p>
        </text:list-item>
      </text:list>
      <text:h text:style-name="Heading_20_1" text:outline-level="1">K</text:h>
      <text:list text:style-name="L18">
        <text:list-item>
          <text:p text:style-name="P18">a red dog on foot</text:p>
        </text:list-item>
      </text:list>
      <text:h text:style-name="Heading_20_1" text:outline-level="1">S</text:h>
      <text:list text:style-name="L19">
        <text:list-item>
          <text:p text:style-name="P19">a red dog in a hot airballoon</text:p>
        </text:list-item>
      </text:list>
      <text:h text:style-name="Heading_20_1" text:outline-level="1">!</text:h>
      <text:list text:style-name="L20">
        <text:list-item>
          <text:p text:style-name="P20">a red dog on a trai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